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TlwgMon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r: Krzysztof Piekutowski</text:p>
      <text:p text:style-name="P1"/>
      <text:p text:style-name="P2">Graficzny edytor sieci Petriego</text:p>
      <text:p text:style-name="Standard"/>
      <text:h text:style-name="Heading_20_1" text:outline-level="1">Tablica Tokenów: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Symbol leksykalny</text:p>
          </table:table-cell>
          <table:table-cell table:style-name="Tabela1.A1" office:value-type="string">
            <text:p text:style-name="Table_20_Contents">Wartość</text:p>
          </table:table-cell>
          <table:table-cell table:style-name="Tabela1.C1" office:value-type="string">
            <text:p text:style-name="Table_20_Contents">Uwagi</text:p>
          </table:table-cell>
        </table:table-row>
        <table:table-row>
          <table:table-cell table:style-name="Tabela1.A2" office:value-type="string">
            <text:p text:style-name="Table_20_Contents">identifier</text:p>
          </table:table-cell>
          <table:table-cell table:style-name="Tabela1.A2" office:value-type="string">
            <text:p text:style-name="Table_20_Contents">”[a-zA-Z][a-zA-Z0-9_]*”</text:p>
          </table:table-cell>
          <table:table-cell table:style-name="Tabela1.C2" office:value-type="string">
            <text:p text:style-name="Table_20_Contents">identyfikator</text:p>
          </table:table-cell>
        </table:table-row>
        <table:table-row>
          <table:table-cell table:style-name="Tabela1.A2" office:value-type="string">
            <text:p text:style-name="Table_20_Contents">float</text:p>
          </table:table-cell>
          <table:table-cell table:style-name="Tabela1.A2" office:value-type="string">
            <text:p text:style-name="Table_20_Contents">”(0)|([1-9][0-9]*).([0-9]+)”</text:p>
          </table:table-cell>
          <table:table-cell table:style-name="Tabela1.C2" office:value-type="string">
            <text:p text:style-name="Table_20_Contents">liczba zmiennoprzecinkowa</text:p>
          </table:table-cell>
        </table:table-row>
        <table:table-row>
          <table:table-cell table:style-name="Tabela1.A2" office:value-type="string">
            <text:p text:style-name="Table_20_Contents">integer</text:p>
          </table:table-cell>
          <table:table-cell table:style-name="Tabela1.A2" office:value-type="string">
            <text:p text:style-name="Table_20_Contents">”(0)|([1-9][0-9]*)”</text:p>
          </table:table-cell>
          <table:table-cell table:style-name="Tabela1.C2" office:value-type="string">
            <text:p text:style-name="Table_20_Contents">liczba całkowita</text:p>
          </table:table-cell>
        </table:table-row>
        <table:table-row>
          <table:table-cell table:style-name="Tabela1.A2" office:value-type="string">
            <text:p text:style-name="Table_20_Contents">end_tok</text:p>
          </table:table-cell>
          <table:table-cell table:style-name="Tabela1.A2" office:value-type="string">
            <text:p text:style-name="Table_20_Contents">”end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places_tok</text:p>
          </table:table-cell>
          <table:table-cell table:style-name="Tabela1.A2" office:value-type="string">
            <text:p text:style-name="Table_20_Contents">”places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transitions_tok</text:p>
          </table:table-cell>
          <table:table-cell table:style-name="Tabela1.A2" office:value-type="string">
            <text:p text:style-name="Table_20_Contents">”transitions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arcs_tok</text:p>
          </table:table-cell>
          <table:table-cell table:style-name="Tabela1.A2" office:value-type="string">
            <text:p text:style-name="Table_20_Contents">”arcs”</text:p>
          </table:table-cell>
          <table:table-cell table:style-name="Tabela1.C2" office:value-type="string">
            <text:p text:style-name="Table_20_Contents">słowo kluczowe</text:p>
          </table:table-cell>
        </table:table-row>
        <table:table-row>
          <table:table-cell table:style-name="Tabela1.A2" office:value-type="string">
            <text:p text:style-name="Table_20_Contents">settings_tok</text:p>
          </table:table-cell>
          <table:table-cell table:style-name="Tabela1.A2" office:value-type="string">
            <text:p text:style-name="Table_20_Contents">”settings”</text:p>
          </table:table-cell>
          <table:table-cell table:style-name="Tabela1.C2" office:value-type="string">
            <text:p text:style-name="Table_20_Contents">słowo kluczowe</text:p>
          </table:table-cell>
        </table:table-row>
      </table:table>
      <text:p text:style-name="Standard"/>
      <text:h text:style-name="Heading_20_1" text:outline-level="1">Opis Gramatyki:</text:h>
      <text:p text:style-name="P3">Nonterminals blocks block petri_net places_block places place transitions_block transitions transition arcs_block arcs arc settings_block. </text:p>
      <text:p text:style-name="P3">Terminals <text:s/>end_tok places_tok transitions_tok arcs_tok settings_tok float integer identifier. </text:p>
      <text:p text:style-name="P3">Rootsymbol petri_net. </text:p>
      <text:p text:style-name="P3">Endsymbol '$end'. </text:p>
      <text:p text:style-name="P3"/>
      <text:p text:style-name="P3">petri_net -&gt; blocks: '$1'. </text:p>
      <text:p text:style-name="P3">blocks -&gt; block: ['$1']. </text:p>
      <text:p text:style-name="P3">blocks -&gt; block blocks: ['$1' | '$2']. </text:p>
      <text:p text:style-name="P3"/>
      <text:p text:style-name="P3">block -&gt; places_block: '$1'. </text:p>
      <text:p text:style-name="P3">block -&gt; transitions_block: '$1'. </text:p>
      <text:p text:style-name="P3">block -&gt; arcs_block: '$1'. </text:p>
      <text:p text:style-name="P3">block -&gt; settings_block: '$1'. </text:p>
      <text:p text:style-name="P3"/>
      <text:p text:style-name="P3">places_block -&gt; places_tok places end_tok places_tok: {places, <text:s/>'$2'}. </text:p>
      <text:p text:style-name="P3">places_block -&gt; places_tok end_tok places_tok. </text:p>
      <text:p text:style-name="P3"><text:soft-page-break/>places -&gt; place: ['$1']. </text:p>
      <text:p text:style-name="P3">places -&gt; place places: ['$1' | '$2']. </text:p>
      <text:p text:style-name="P3">place -&gt; identifier integer integer: {value_of('$1'), value_of('$2'), value_of('$3')}. </text:p>
      <text:p text:style-name="P3"/>
      <text:p text:style-name="P3">transitions_block -&gt; transitions_tok transitions end_tok transitions_tok: {transitions, '$2'}. </text:p>
      <text:p text:style-name="P3">transitions_block -&gt; transitions_tok end_tok transitions_tok. </text:p>
      <text:p text:style-name="P3">transitions -&gt; transition: ['$1']. </text:p>
      <text:p text:style-name="P3">transitions -&gt; transition transitions: ['$1' | '$2']. </text:p>
      <text:p text:style-name="P3">transition -&gt; identifier integer integer integer float: {value_of('$1'), value_of('$2'), value_of('$3'), value_of('$4'), value_of('$5')}. </text:p>
      <text:p text:style-name="P3"/>
      <text:p text:style-name="P3">arcs_block -&gt; arcs_tok arcs end_tok arcs_tok: {arcs, '$2'}. </text:p>
      <text:p text:style-name="P3">arcs_block -&gt; arcs_tok end_tok arcs_tok. </text:p>
      <text:p text:style-name="P3">arcs -&gt; arc: ['$1']. </text:p>
      <text:p text:style-name="P3">arcs -&gt; arc arcs: ['$1' | '$2']. </text:p>
      <text:p text:style-name="P3">arc -&gt; identifier identifier identifier: {value_of('$1'), value_of('$2'), value_of('$3')}. </text:p>
      <text:p text:style-name="P3"/>
      <text:p text:style-name="P3">settings_block -&gt; settings_tok end_tok settings_tok. </text:p>
      <text:p text:style-name="P3"/>
      <text:p text:style-name="P3">Erlang code. </text:p>
      <text:p text:style-name="P3">value_of(Token) -&gt; </text:p>
      <text:p text:style-name="P3"><text:s text:c="4"/>element(3, Toke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 </meta:initial-creator>
    <meta:creation-date>2011-07-05T07:16:36</meta:creation-date>
    <dc:date>2011-07-05T08:32:56</dc:date>
    <dc:creator>krzys </dc:creator>
    <meta:editing-duration>PT01H08M43S</meta:editing-duration>
    <meta:editing-cycles>9</meta:editing-cycles>
    <meta:generator>OpenOffice.org/3.2$Linux OpenOffice.org_project/320m12$Build-9483</meta:generator>
    <meta:document-statistic meta:table-count="1" meta:image-count="0" meta:object-count="0" meta:page-count="2" meta:paragraph-count="61" meta:word-count="223" meta:character-count="1920"/>
  </office:meta>
</office:document-meta>
</file>